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2cm" svg:x="11cm" svg:y="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2cm" svg:x="11cm" svg:y="5cm">
          <text:p text:style-name="P1"><text:span text:style-name="T1">collide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2cm" svg:x="19cm" svg:y="5cm">
          <text:p text:style-name="P1"><text:span text:style-name="T1">character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2cm" svg:x="11cm" svg:y="9cm">
          <text:p text:style-name="P1"><text:span text:style-name="T1">inte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2cm" svg:x="11cm" svg:y="13cm">
          <text:p text:style-name="P1"><text:span text:style-name="T1">sf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cm" svg:height="2cm" svg:x="11cm" svg:y="17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cm" svg:height="2cm" svg:x="27cm" svg:y="5cm">
          <text:p text:style-name="P1"><text:span text:style-name="T1">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2cm" svg:x="27cm" svg:y="9cm">
          <text:p text:style-name="P1"><text:span text:style-name="T1">inven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2cm" svg:x="3cm" svg:y="9cm">
          <text:p text:style-name="P1"><text:span text:style-name="T1">LevelEd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cm" svg:height="2cm" svg:x="3cm" svg:y="5cm">
          <text:p text:style-name="P3"><text:span text:style-name="T1">movemen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4cm" svg:y1="3cm" svg:x2="14cm" svg:y2="5cm" draw:start-shape="id1" draw:start-glue-point="2" draw:end-shape="id2" draw:end-glue-point="0" svg:d="M14000 3000v2000" svg:viewBox="0 0 1 2001">
          <text:p/>
        </draw:connector>
        <draw:connector draw:style-name="gr2" draw:text-style-name="P4" draw:layer="layout" svg:x1="14cm" svg:y1="3cm" svg:x2="22cm" svg:y2="5cm" draw:start-shape="id1" draw:start-glue-point="2" draw:end-shape="id3" draw:end-glue-point="0" svg:d="M14000 3000v1000h8000v1000" svg:viewBox="0 0 8001 2001">
          <text:p/>
        </draw:connector>
        <draw:connector draw:style-name="gr2" draw:text-style-name="P4" draw:layer="layout" svg:x1="14cm" svg:y1="7cm" svg:x2="14cm" svg:y2="9cm" draw:start-shape="id2" draw:start-glue-point="2" draw:end-shape="id4" draw:end-glue-point="0" svg:d="M14000 7000v2000" svg:viewBox="0 0 1 2001">
          <text:p/>
        </draw:connector>
        <draw:connector draw:style-name="gr2" draw:text-style-name="P4" draw:layer="layout" svg:x1="22cm" svg:y1="7cm" svg:x2="14cm" svg:y2="9cm" draw:start-shape="id3" draw:start-glue-point="2" draw:end-shape="id4" draw:end-glue-point="0" svg:d="M22000 7000v1000h-8000v1000" svg:viewBox="0 0 8001 2001">
          <text:p/>
        </draw:connector>
        <draw:connector draw:style-name="gr2" draw:text-style-name="P4" draw:layer="layout" svg:x1="14cm" svg:y1="11cm" svg:x2="14cm" svg:y2="13cm" draw:start-shape="id4" draw:start-glue-point="2" draw:end-shape="id5" draw:end-glue-point="0" svg:d="M14000 11000v2000" svg:viewBox="0 0 1 2001">
          <text:p/>
        </draw:connector>
        <draw:connector draw:style-name="gr2" draw:text-style-name="P4" draw:layer="layout" svg:x1="14cm" svg:y1="15cm" svg:x2="14cm" svg:y2="17cm" draw:start-shape="id5" draw:start-glue-point="2" draw:end-shape="id6" draw:end-glue-point="0" svg:d="M14000 15000v2000" svg:viewBox="0 0 1 2001">
          <text:p/>
        </draw:connector>
        <draw:connector draw:style-name="gr2" draw:text-style-name="P4" draw:layer="layout" svg:x1="27cm" svg:y1="10cm" svg:x2="17cm" svg:y2="10cm" draw:start-shape="id7" draw:start-glue-point="3" draw:end-shape="id4" draw:end-glue-point="1" svg:d="M27000 10000h-10000" svg:viewBox="0 0 10001 1">
          <text:p/>
        </draw:connector>
        <draw:connector draw:style-name="gr2" draw:text-style-name="P4" draw:layer="layout" svg:x1="30cm" svg:y1="7cm" svg:x2="30cm" svg:y2="9cm" draw:start-shape="id8" draw:start-glue-point="2" draw:end-shape="id7" draw:end-glue-point="0" svg:d="M30000 7000v2000" svg:viewBox="0 0 1 2001">
          <text:p/>
        </draw:connector>
        <draw:connector draw:style-name="gr2" draw:text-style-name="P4" draw:layer="layout" svg:x1="9cm" svg:y1="10cm" svg:x2="11cm" svg:y2="10cm" draw:start-shape="id9" draw:start-glue-point="1" draw:end-shape="id4" draw:end-glue-point="3" svg:d="M9000 10000h2000" svg:viewBox="0 0 2001 1">
          <text:p/>
        </draw:connector>
        <draw:connector draw:style-name="gr3" draw:text-style-name="P1" draw:layer="layout" svg:x1="9cm" svg:y1="6cm" svg:x2="11cm" svg:y2="10cm" draw:start-shape="id10" draw:start-glue-point="1" draw:end-shape="id4" draw:end-glue-point="3" svg:d="M9000 6000h1000v4000h1000" svg:viewBox="0 0 2001 4001">
          <text:p/>
        </draw:connector>
        <draw:custom-shape draw:style-name="gr1" draw:text-style-name="P5" xml:id="id11" draw:id="id11" draw:layer="measurelines" svg:width="6cm" svg:height="2cm" svg:x="3cm" svg:y="13cm">
          <text:p text:style-name="P3"><text:span text:style-name="T1">objectInterac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measurelines" svg:x1="9cm" svg:y1="14cm" svg:x2="11cm" svg:y2="10cm" draw:start-shape="id11" draw:start-glue-point="1" draw:end-shape="id4" svg:d="M9000 14000h1000v-4000h1000" svg:viewBox="0 0 2001 4001">
          <text:p/>
        </draw:connector>
        <draw:custom-shape draw:style-name="gr1" draw:text-style-name="P5" xml:id="id12" draw:id="id12" draw:layer="measurelines" svg:width="6cm" svg:height="2cm" svg:x="3cm" svg:y="1cm">
          <text:p text:style-name="P3"><text:span text:style-name="T1">setClassObjects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measurelines" svg:x1="9cm" svg:y1="2cm" svg:x2="11cm" svg:y2="10cm" draw:start-shape="id12" draw:start-glue-point="1" draw:end-shape="id4" svg:d="M9000 2000h1000v8000h1000" svg:viewBox="0 0 2001 8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14:39.790944858</meta:creation-date>
    <dc:date>2018-07-27T17:37:06.755258381</dc:date>
    <meta:editing-duration>PT26M38S</meta:editing-duration>
    <meta:editing-cycles>6</meta:editing-cycles>
    <meta:generator>LibreOffice/6.0.3.2$Linux_X86_64 LibreOffice_project/00m0$Build-2</meta:generator>
    <meta:document-statistic meta:object-count="24"/>
  </office:meta>
</office:document-meta>
</file>